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<text:span text:style-name="T1">Finalizar Locação</text:span></text:p>
      <text:p text:style-name="P1">Identificador: <text:span text:style-name="T1">RF12</text:span></text:p>
      <text:p text:style-name="P1">Sumário: <text:span text:style-name="T2">Tornar sem efeito o registro de um </text:span><text:span text:style-name="T3">contrato de locação cadastrado no sistema.</text:span></text:p>
      <text:p text:style-name="P2">Ator Primário: <text:span text:style-name="T1">Atendente</text:span></text:p>
      <text:p text:style-name="P2">Pré-condição: <text:span text:style-name="T1">Atendente registrado no sistema, cliente registrado no sistema, cliente deve ter alugado anteriormente algum jogo. </text:span></text:p>
      <text:p text:style-name="P2">Fluxo principal:</text:p>
      <text:p text:style-name="P3">a) O atendente irá concluir a locação quando o cliente entregar todos os jogos que ele alugou.</text:p>
      <text:p text:style-name="P2">Pós-condição: <text:span text:style-name="T1">O sistema irá concluir a locação, irá criar um pagamento para o cliente, os exemplares alugados se tornarão disponíveis novamente.</text:span></text:p>
      <text:p text:style-name="P2">Regra de negócio: <text:span text:style-name="T1">Só poderá ser finalizada a locação, se o cliente devolver todos os jogos alugados na mesma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1T23:49:26.39</meta:creation-date>
    <dc:date>2015-05-12T01:57:37.51</dc:date>
    <meta:editing-duration>PT42M7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9" meta:word-count="98" meta:character-count="649"/>
  </office:meta>
</office:document-meta>
</file>